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Показатель </text:p>
          </table:table-cell>
          <table:table-cell office:value-type="string" calcext:value-type="string">
            <text:p>Cтепень (1) </text:p>
          </table:table-cell>
          <table:table-cell office:value-type="string" calcext:value-type="string">
            <text:p>Степень (2)</text:p>
          </table:table-cell>
          <table:table-cell office:value-type="string" calcext:value-type="string">
            <text:p>Степень (3)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C$1]^[.A4]" office:value-type="float" office:value="1" calcext:value-type="float">
            <text:p>1</text:p>
          </table:table-cell>
          <table:table-cell table:formula="of:=POWER([.C$1];[.A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$1]^[.A5]" office:value-type="float" office:value="3" calcext:value-type="float">
            <text:p>3</text:p>
          </table:table-cell>
          <table:table-cell table:formula="of:=POWER([.C$1];[.A5])" office:value-type="float" office:value="3" calcext:value-type="float">
            <text:p>3</text:p>
          </table:table-cell>
          <table:table-cell table:formula="of:=[.D4]*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$1]^[.A6]" office:value-type="float" office:value="9" calcext:value-type="float">
            <text:p>9</text:p>
          </table:table-cell>
          <table:table-cell table:formula="of:=POWER([.C$1];[.A6])" office:value-type="float" office:value="9" calcext:value-type="float">
            <text:p>9</text:p>
          </table:table-cell>
          <table:table-cell table:formula="of:=[.D5]*3"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$1]^[.A7]" office:value-type="float" office:value="27" calcext:value-type="float">
            <text:p>27</text:p>
          </table:table-cell>
          <table:table-cell table:formula="of:=POWER([.C$1];[.A7])" office:value-type="float" office:value="27" calcext:value-type="float">
            <text:p>27</text:p>
          </table:table-cell>
          <table:table-cell table:formula="of:=[.D6]*3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$1]^[.A8]" office:value-type="float" office:value="81" calcext:value-type="float">
            <text:p>81</text:p>
          </table:table-cell>
          <table:table-cell table:formula="of:=POWER([.C$1];[.A8])" office:value-type="float" office:value="81" calcext:value-type="float">
            <text:p>81</text:p>
          </table:table-cell>
          <table:table-cell table:formula="of:=[.D7]*3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$1]^[.A9]" office:value-type="float" office:value="243" calcext:value-type="float">
            <text:p>243</text:p>
          </table:table-cell>
          <table:table-cell table:formula="of:=POWER([.C$1];[.A9])" office:value-type="float" office:value="243" calcext:value-type="float">
            <text:p>243</text:p>
          </table:table-cell>
          <table:table-cell table:formula="of:=[.D8]*3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$1]^[.A10]" office:value-type="float" office:value="729" calcext:value-type="float">
            <text:p>729</text:p>
          </table:table-cell>
          <table:table-cell table:formula="of:=POWER([.C$1];[.A10])" office:value-type="float" office:value="729" calcext:value-type="float">
            <text:p>729</text:p>
          </table:table-cell>
          <table:table-cell table:formula="of:=[.D9]*3"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$1]^[.A11]" office:value-type="float" office:value="2187" calcext:value-type="float">
            <text:p>2187</text:p>
          </table:table-cell>
          <table:table-cell table:formula="of:=POWER([.C$1];[.A11])" office:value-type="float" office:value="2187" calcext:value-type="float">
            <text:p>2187</text:p>
          </table:table-cell>
          <table:table-cell table:formula="of:=[.D10]*3" office:value-type="float" office:value="2187" calcext:value-type="float">
            <text:p>21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$1]^[.A12]" office:value-type="float" office:value="6561" calcext:value-type="float">
            <text:p>6561</text:p>
          </table:table-cell>
          <table:table-cell table:formula="of:=POWER([.C$1];[.A12])" office:value-type="float" office:value="6561" calcext:value-type="float">
            <text:p>6561</text:p>
          </table:table-cell>
          <table:table-cell table:formula="of:=[.D11]*3" office:value-type="float" office:value="6561" calcext:value-type="float">
            <text:p>65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$1]^[.A13]" office:value-type="float" office:value="19683" calcext:value-type="float">
            <text:p>19683</text:p>
          </table:table-cell>
          <table:table-cell table:formula="of:=POWER([.C$1];[.A13])" office:value-type="float" office:value="19683" calcext:value-type="float">
            <text:p>19683</text:p>
          </table:table-cell>
          <table:table-cell table:formula="of:=[.D12]*3" office:value-type="float" office:value="19683" calcext:value-type="float">
            <text:p>196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$1]^[.A14]" office:value-type="float" office:value="59049" calcext:value-type="float">
            <text:p>59049</text:p>
          </table:table-cell>
          <table:table-cell table:formula="of:=POWER([.C$1];[.A14])" office:value-type="float" office:value="59049" calcext:value-type="float">
            <text:p>59049</text:p>
          </table:table-cell>
          <table:table-cell table:formula="of:=[.D13]*3" office:value-type="float" office:value="59049" calcext:value-type="float">
            <text:p>590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C$1]^[.A15]" office:value-type="float" office:value="177147" calcext:value-type="float">
            <text:p>177147</text:p>
          </table:table-cell>
          <table:table-cell table:formula="of:=POWER([.C$1];[.A15])" office:value-type="float" office:value="177147" calcext:value-type="float">
            <text:p>177147</text:p>
          </table:table-cell>
          <table:table-cell table:formula="of:=[.D14]*3" office:value-type="float" office:value="177147" calcext:value-type="float">
            <text:p>1771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$1]^[.A16]" office:value-type="float" office:value="531441" calcext:value-type="float">
            <text:p>531441</text:p>
          </table:table-cell>
          <table:table-cell table:formula="of:=POWER([.C$1];[.A16])" office:value-type="float" office:value="531441" calcext:value-type="float">
            <text:p>531441</text:p>
          </table:table-cell>
          <table:table-cell table:formula="of:=[.D15]*3" office:value-type="float" office:value="531441" calcext:value-type="float">
            <text:p>5314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C$1]^[.A17]" office:value-type="float" office:value="1594323" calcext:value-type="float">
            <text:p>1594323</text:p>
          </table:table-cell>
          <table:table-cell table:formula="of:=POWER([.C$1];[.A17])" office:value-type="float" office:value="1594323" calcext:value-type="float">
            <text:p>1594323</text:p>
          </table:table-cell>
          <table:table-cell table:formula="of:=[.D16]*3" office:value-type="float" office:value="1594323" calcext:value-type="float">
            <text:p>15943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C$1]^[.A18]" office:value-type="float" office:value="4782969" calcext:value-type="float">
            <text:p>4782969</text:p>
          </table:table-cell>
          <table:table-cell table:formula="of:=POWER([.C$1];[.A18])" office:value-type="float" office:value="4782969" calcext:value-type="float">
            <text:p>4782969</text:p>
          </table:table-cell>
          <table:table-cell table:formula="of:=[.D17]*3" office:value-type="float" office:value="4782969" calcext:value-type="float">
            <text:p>47829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C$1]^[.A19]" office:value-type="float" office:value="14348907" calcext:value-type="float">
            <text:p>14348907</text:p>
          </table:table-cell>
          <table:table-cell table:formula="of:=POWER([.C$1];[.A19])" office:value-type="float" office:value="14348907" calcext:value-type="float">
            <text:p>14348907</text:p>
          </table:table-cell>
          <table:table-cell table:formula="of:=[.D18]*3" office:value-type="float" office:value="14348907" calcext:value-type="float">
            <text:p>143489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C$1]^[.A20]" office:value-type="float" office:value="43046721" calcext:value-type="float">
            <text:p>43046721</text:p>
          </table:table-cell>
          <table:table-cell table:formula="of:=POWER([.C$1];[.A20])" office:value-type="float" office:value="43046721" calcext:value-type="float">
            <text:p>43046721</text:p>
          </table:table-cell>
          <table:table-cell table:formula="of:=[.D19]*3" office:value-type="float" office:value="43046721" calcext:value-type="float">
            <text:p>430467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$1]^[.A21]" office:value-type="float" office:value="129140163" calcext:value-type="float">
            <text:p>129140163</text:p>
          </table:table-cell>
          <table:table-cell table:formula="of:=POWER([.C$1];[.A21])" office:value-type="float" office:value="129140163" calcext:value-type="float">
            <text:p>129140163</text:p>
          </table:table-cell>
          <table:table-cell table:formula="of:=[.D20]*3" office:value-type="float" office:value="129140163" calcext:value-type="float">
            <text:p>1291401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C$1]^[.A22]" office:value-type="float" office:value="387420489" calcext:value-type="float">
            <text:p>387420489</text:p>
          </table:table-cell>
          <table:table-cell table:formula="of:=POWER([.C$1];[.A22])" office:value-type="float" office:value="387420489" calcext:value-type="float">
            <text:p>387420489</text:p>
          </table:table-cell>
          <table:table-cell table:formula="of:=[.D21]*3" office:value-type="float" office:value="387420489" calcext:value-type="float">
            <text:p>3874204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C$1]^[.A23]" office:value-type="float" office:value="1162261467" calcext:value-type="float">
            <text:p>1162261467</text:p>
          </table:table-cell>
          <table:table-cell table:formula="of:=POWER([.C$1];[.A23])" office:value-type="float" office:value="1162261467" calcext:value-type="float">
            <text:p>1162261467</text:p>
          </table:table-cell>
          <table:table-cell table:formula="of:=[.D22]*3" office:value-type="float" office:value="1162261467" calcext:value-type="float">
            <text:p>11622614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C$1]^[.A24]" office:value-type="float" office:value="3486784401" calcext:value-type="float">
            <text:p>3486784401</text:p>
          </table:table-cell>
          <table:table-cell table:formula="of:=POWER([.C$1];[.A24])" office:value-type="float" office:value="3486784401" calcext:value-type="float">
            <text:p>3486784401</text:p>
          </table:table-cell>
          <table:table-cell table:formula="of:=[.D23]*3" office:value-type="float" office:value="3486784401" calcext:value-type="float">
            <text:p>34867844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C$1]^[.A25]" office:value-type="float" office:value="10460353203" calcext:value-type="float">
            <text:p>10460353203</text:p>
          </table:table-cell>
          <table:table-cell table:formula="of:=POWER([.C$1];[.A25])" office:value-type="float" office:value="10460353203" calcext:value-type="float">
            <text:p>10460353203</text:p>
          </table:table-cell>
          <table:table-cell table:formula="of:=[.D24]*3" office:value-type="float" office:value="10460353203" calcext:value-type="float">
            <text:p>104603532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C$1]^[.A26]" office:value-type="float" office:value="31381059609" calcext:value-type="float">
            <text:p>31381059609</text:p>
          </table:table-cell>
          <table:table-cell table:formula="of:=POWER([.C$1];[.A26])" office:value-type="float" office:value="31381059609" calcext:value-type="float">
            <text:p>31381059609</text:p>
          </table:table-cell>
          <table:table-cell table:formula="of:=[.D25]*3" office:value-type="float" office:value="31381059609" calcext:value-type="float">
            <text:p>3138105960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C$1]^[.A27]" office:value-type="float" office:value="94143178827" calcext:value-type="float">
            <text:p>94143178827</text:p>
          </table:table-cell>
          <table:table-cell table:formula="of:=POWER([.C$1];[.A27])" office:value-type="float" office:value="94143178827" calcext:value-type="float">
            <text:p>94143178827</text:p>
          </table:table-cell>
          <table:table-cell table:formula="of:=[.D26]*3" office:value-type="float" office:value="94143178827" calcext:value-type="float">
            <text:p>941431788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C$1]^[.A28]" office:value-type="float" office:value="282429536481" calcext:value-type="float">
            <text:p>282429536481</text:p>
          </table:table-cell>
          <table:table-cell table:formula="of:=POWER([.C$1];[.A28])" office:value-type="float" office:value="282429536481" calcext:value-type="float">
            <text:p>282429536481</text:p>
          </table:table-cell>
          <table:table-cell table:formula="of:=[.D27]*3" office:value-type="float" office:value="282429536481" calcext:value-type="float">
            <text:p>2824295364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C$1]^[.A29]" office:value-type="float" office:value="847288609443" calcext:value-type="float">
            <text:p>847288609443</text:p>
          </table:table-cell>
          <table:table-cell table:formula="of:=POWER([.C$1];[.A29])" office:value-type="float" office:value="847288609443" calcext:value-type="float">
            <text:p>847288609443</text:p>
          </table:table-cell>
          <table:table-cell table:formula="of:=[.D28]*3" office:value-type="float" office:value="847288609443" calcext:value-type="float">
            <text:p>8472886094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C$1]^[.A30]" office:value-type="float" office:value="2541865828329" calcext:value-type="float">
            <text:p>2541865828329</text:p>
          </table:table-cell>
          <table:table-cell table:formula="of:=POWER([.C$1];[.A30])" office:value-type="float" office:value="2541865828329" calcext:value-type="float">
            <text:p>2541865828329</text:p>
          </table:table-cell>
          <table:table-cell table:formula="of:=[.D29]*3" office:value-type="float" office:value="2541865828329" calcext:value-type="float">
            <text:p>25418658283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C$1]^[.A31]" office:value-type="float" office:value="7625597484987" calcext:value-type="float">
            <text:p>7625597484987</text:p>
          </table:table-cell>
          <table:table-cell table:formula="of:=POWER([.C$1];[.A31])" office:value-type="float" office:value="7625597484987" calcext:value-type="float">
            <text:p>7625597484987</text:p>
          </table:table-cell>
          <table:table-cell table:formula="of:=[.D30]*3" office:value-type="float" office:value="7625597484987" calcext:value-type="float">
            <text:p>76255974849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C$1]^[.A32]" office:value-type="float" office:value="22876792454961" calcext:value-type="float">
            <text:p>22876792454961</text:p>
          </table:table-cell>
          <table:table-cell table:formula="of:=POWER([.C$1];[.A32])" office:value-type="float" office:value="22876792454961" calcext:value-type="float">
            <text:p>22876792454961</text:p>
          </table:table-cell>
          <table:table-cell table:formula="of:=[.D31]*3" office:value-type="float" office:value="22876792454961" calcext:value-type="float">
            <text:p>2287679245496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C$1]^[.A33]" office:value-type="float" office:value="68630377364883" calcext:value-type="float">
            <text:p>68630377364883</text:p>
          </table:table-cell>
          <table:table-cell table:formula="of:=POWER([.C$1];[.A33])" office:value-type="float" office:value="68630377364883" calcext:value-type="float">
            <text:p>68630377364883</text:p>
          </table:table-cell>
          <table:table-cell table:formula="of:=[.D32]*3" office:value-type="float" office:value="68630377364883" calcext:value-type="float">
            <text:p>686303773648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C$1]^[.A34]" office:value-type="float" office:value="205891132094649" calcext:value-type="float">
            <text:p>205891132094649</text:p>
          </table:table-cell>
          <table:table-cell table:formula="of:=POWER([.C$1];[.A34])" office:value-type="float" office:value="205891132094649" calcext:value-type="float">
            <text:p>205891132094649</text:p>
          </table:table-cell>
          <table:table-cell table:formula="of:=[.D33]*3" office:value-type="float" office:value="205891132094649" calcext:value-type="float">
            <text:p>2058911320946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$1]^[.A35]" office:value-type="float" office:value="617673396283947" calcext:value-type="float">
            <text:p>617673396283947</text:p>
          </table:table-cell>
          <table:table-cell table:formula="of:=POWER([.C$1];[.A35])" office:value-type="float" office:value="617673396283947" calcext:value-type="float">
            <text:p>617673396283947</text:p>
          </table:table-cell>
          <table:table-cell table:formula="of:=[.D34]*3" office:value-type="float" office:value="617673396283947" calcext:value-type="float">
            <text:p>6176733962839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C$1]^[.A36]" office:value-type="float" office:value="1853020188851841" calcext:value-type="float">
            <text:p>1853020188851841</text:p>
          </table:table-cell>
          <table:table-cell table:formula="of:=POWER([.C$1];[.A36])" office:value-type="float" office:value="1853020188851841" calcext:value-type="float">
            <text:p>1853020188851841</text:p>
          </table:table-cell>
          <table:table-cell table:formula="of:=[.D35]*3" office:value-type="float" office:value="1853020188851841" calcext:value-type="float">
            <text:p>185302018885184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C$1]^[.A37]" office:value-type="float" office:value="5559060566555523" calcext:value-type="float">
            <text:p>5559060566555523</text:p>
          </table:table-cell>
          <table:table-cell table:formula="of:=POWER([.C$1];[.A37])" office:value-type="float" office:value="5559060566555523" calcext:value-type="float">
            <text:p>5559060566555523</text:p>
          </table:table-cell>
          <table:table-cell table:formula="of:=[.D36]*3" office:value-type="float" office:value="5559060566555523" calcext:value-type="float">
            <text:p>55590605665555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C$1]^[.A38]" office:value-type="float" office:value="1.66771816996666E+016" calcext:value-type="float">
            <text:p>1,66771816996666E+016</text:p>
          </table:table-cell>
          <table:table-cell table:formula="of:=POWER([.C$1];[.A38])" office:value-type="float" office:value="1.66771816996666E+016" calcext:value-type="float">
            <text:p>1,66771816996666E+016</text:p>
          </table:table-cell>
          <table:table-cell table:formula="of:=[.D37]*3" office:value-type="float" office:value="1.66771816996666E+016" calcext:value-type="float">
            <text:p>1,66771816996666E+0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C$1]^[.A39]" office:value-type="float" office:value="5.00315450989997E+016" calcext:value-type="float">
            <text:p>5,00315450989997E+016</text:p>
          </table:table-cell>
          <table:table-cell table:formula="of:=POWER([.C$1];[.A39])" office:value-type="float" office:value="5.00315450989997E+016" calcext:value-type="float">
            <text:p>5,00315450989997E+016</text:p>
          </table:table-cell>
          <table:table-cell table:formula="of:=[.D38]*3" office:value-type="float" office:value="5.00315450989997E+016" calcext:value-type="float">
            <text:p>5,00315450989997E+0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C$1]^[.A40]" office:value-type="float" office:value="1.50094635296999E+017" calcext:value-type="float">
            <text:p>1,50094635296999E+017</text:p>
          </table:table-cell>
          <table:table-cell table:formula="of:=POWER([.C$1];[.A40])" office:value-type="float" office:value="1.50094635296999E+017" calcext:value-type="float">
            <text:p>1,50094635296999E+017</text:p>
          </table:table-cell>
          <table:table-cell table:formula="of:=[.D39]*3" office:value-type="float" office:value="1.50094635296999E+017" calcext:value-type="float">
            <text:p>1,50094635296999E+0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C$1]^[.A41]" office:value-type="float" office:value="4.50283905890997E+017" calcext:value-type="float">
            <text:p>4,50283905890997E+017</text:p>
          </table:table-cell>
          <table:table-cell table:formula="of:=POWER([.C$1];[.A41])" office:value-type="float" office:value="4.50283905890997E+017" calcext:value-type="float">
            <text:p>4,50283905890997E+017</text:p>
          </table:table-cell>
          <table:table-cell table:formula="of:=[.D40]*3" office:value-type="float" office:value="4.50283905890997E+017" calcext:value-type="float">
            <text:p>4,50283905890997E+0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C$1]^[.A42]" office:value-type="float" office:value="1.35085171767299E+018" calcext:value-type="float">
            <text:p>1,35085171767299E+018</text:p>
          </table:table-cell>
          <table:table-cell table:formula="of:=POWER([.C$1];[.A42])" office:value-type="float" office:value="1.35085171767299E+018" calcext:value-type="float">
            <text:p>1,35085171767299E+018</text:p>
          </table:table-cell>
          <table:table-cell table:formula="of:=[.D41]*3" office:value-type="float" office:value="1.35085171767299E+018" calcext:value-type="float">
            <text:p>1,35085171767299E+0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C$1]^[.A43]" office:value-type="float" office:value="4.05255515301898E+018" calcext:value-type="float">
            <text:p>4,05255515301898E+018</text:p>
          </table:table-cell>
          <table:table-cell table:formula="of:=POWER([.C$1];[.A43])" office:value-type="float" office:value="4.05255515301898E+018" calcext:value-type="float">
            <text:p>4,05255515301898E+018</text:p>
          </table:table-cell>
          <table:table-cell table:formula="of:=[.D42]*3" office:value-type="float" office:value="4.05255515301898E+018" calcext:value-type="float">
            <text:p>4,05255515301898E+0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C$1]^[.A44]" office:value-type="float" office:value="1.21576654590569E+019" calcext:value-type="float">
            <text:p>1,21576654590569E+019</text:p>
          </table:table-cell>
          <table:table-cell table:formula="of:=POWER([.C$1];[.A44])" office:value-type="float" office:value="1.21576654590569E+019" calcext:value-type="float">
            <text:p>1,21576654590569E+019</text:p>
          </table:table-cell>
          <table:table-cell table:formula="of:=[.D43]*3" office:value-type="float" office:value="1.21576654590569E+019" calcext:value-type="float">
            <text:p>1,21576654590569E+01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C$1]^[.A45]" office:value-type="float" office:value="3.64729963771708E+019" calcext:value-type="float">
            <text:p>3,64729963771708E+019</text:p>
          </table:table-cell>
          <table:table-cell table:formula="of:=POWER([.C$1];[.A45])" office:value-type="float" office:value="3.64729963771708E+019" calcext:value-type="float">
            <text:p>3,64729963771708E+019</text:p>
          </table:table-cell>
          <table:table-cell table:formula="of:=[.D44]*3" office:value-type="float" office:value="3.64729963771708E+019" calcext:value-type="float">
            <text:p>3,64729963771708E+0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C$1]^[.A46]" office:value-type="float" office:value="1.09418989131512E+020" calcext:value-type="float">
            <text:p>1,09418989131512E+020</text:p>
          </table:table-cell>
          <table:table-cell table:formula="of:=POWER([.C$1];[.A46])" office:value-type="float" office:value="1.09418989131512E+020" calcext:value-type="float">
            <text:p>1,09418989131512E+020</text:p>
          </table:table-cell>
          <table:table-cell table:formula="of:=[.D45]*3" office:value-type="float" office:value="1.09418989131512E+020" calcext:value-type="float">
            <text:p>1,09418989131512E+02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C$1]^[.A47]" office:value-type="float" office:value="3.28256967394537E+020" calcext:value-type="float">
            <text:p>3,28256967394537E+020</text:p>
          </table:table-cell>
          <table:table-cell table:formula="of:=POWER([.C$1];[.A47])" office:value-type="float" office:value="3.28256967394537E+020" calcext:value-type="float">
            <text:p>3,28256967394537E+020</text:p>
          </table:table-cell>
          <table:table-cell table:formula="of:=[.D46]*3" office:value-type="float" office:value="3.28256967394537E+020" calcext:value-type="float">
            <text:p>3,28256967394537E+02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C$1]^[.A48]" office:value-type="float" office:value="9.84770902183611E+020" calcext:value-type="float">
            <text:p>9,84770902183611E+020</text:p>
          </table:table-cell>
          <table:table-cell table:formula="of:=POWER([.C$1];[.A48])" office:value-type="float" office:value="9.84770902183611E+020" calcext:value-type="float">
            <text:p>9,84770902183611E+020</text:p>
          </table:table-cell>
          <table:table-cell table:formula="of:=[.D47]*3" office:value-type="float" office:value="9.84770902183611E+020" calcext:value-type="float">
            <text:p>9,84770902183611E+0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C$1]^[.A49]" office:value-type="float" office:value="2.95431270655083E+021" calcext:value-type="float">
            <text:p>2,95431270655083E+021</text:p>
          </table:table-cell>
          <table:table-cell table:formula="of:=POWER([.C$1];[.A49])" office:value-type="float" office:value="2.95431270655083E+021" calcext:value-type="float">
            <text:p>2,95431270655083E+021</text:p>
          </table:table-cell>
          <table:table-cell table:formula="of:=[.D48]*3" office:value-type="float" office:value="2.95431270655083E+021" calcext:value-type="float">
            <text:p>2,95431270655083E+0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C$1]^[.A50]" office:value-type="float" office:value="8.8629381196525E+021" calcext:value-type="float">
            <text:p>8,8629381196525E+021</text:p>
          </table:table-cell>
          <table:table-cell table:formula="of:=POWER([.C$1];[.A50])" office:value-type="float" office:value="8.8629381196525E+021" calcext:value-type="float">
            <text:p>8,8629381196525E+021</text:p>
          </table:table-cell>
          <table:table-cell table:formula="of:=[.D49]*3" office:value-type="float" office:value="8.8629381196525E+021" calcext:value-type="float">
            <text:p>8,8629381196525E+021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formula="of:=MAX([.B4:.B50])" office:value-type="float" office:value="8.8629381196525E+021" calcext:value-type="float">
            <text:p>8,8629381196525E+021</text:p>
          </table:table-cell>
          <table:table-cell table:number-columns-repeated="2"/>
        </table:table-row>
        <table:table-row table:style-name="ro1" table:number-rows-repeated="104852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Лист2" table:style-name="ta2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Показатель степени: 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Сумма равна: </text:p>
          </table:table-cell>
          <table:table-cell table:formula="of:=2^([.B1]+1)-1" office:value-type="float" office:value="1023" calcext:value-type="float">
            <text:p>1023</text:p>
          </table:table-cell>
        </table:table-row>
      </table:table>
      <table:table table:name="Лист3" table:style-name="ta2">
        <table:table-column table:style-name="co1" table:default-cell-style-name="Default"/>
        <table:table-row table:style-name="ro1">
          <table:table-cell/>
        </table:table-row>
        <table:table-row table:style-name="ro3">
          <table:table-cell/>
        </table:table-row>
        <table:table-row table:style-name="ro1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PT Astra Sans" fo:font-family="'PT Astra Sans'" style:font-style-name="Обычный" style:font-family-generic="swiss" style:font-pitch="variable" fo:font-size="12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5">00.00.0000</text:date>, <text:time style:data-style-name="N2" text:time-value="11:22:28.375254681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5T11:22:28.499676261</meta:creation-date>
    <dc:title>Таблица</dc:title>
    <meta:generator>LibreOffice/7.6.7.2$Linux_X86_64 LibreOffice_project/60$Build-2</meta:generator>
    <meta:editing-duration>PT1H22M8S</meta:editing-duration>
    <meta:editing-cycles>2</meta:editing-cycles>
    <dc:date>2026-04-25T12:44:37.196741268</dc:date>
    <meta:document-statistic meta:table-count="3" meta:cell-count="198" meta:object-count="0"/>
    <meta:template xlink:type="simple" xlink:actuate="onRequest" xlink:title="Таблица" xlink:href="../../../../../usr/lib/libreoffice/share/template/common/ШАБЛОН_ЭЛЕКТРОННОЙ_ТАБЛИЦЫ_2019-07-22.ots" meta:date="2026-04-25T11:22:28.391656039"/>
  </office:meta>
</office:document-meta>
</file>